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8101" officeooo:paragraph-rsid="00228101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28101" officeooo:paragraph-rsid="00228101" style:font-name-asian="Liberation Mono" style:font-size-asian="22pt" style:font-name-complex="Liberation Mono" style:font-size-complex="22pt"/>
    </style:style>
    <style:style style:name="P4" style:family="paragraph" style:parent-style-name="Preformatted_20_Text">
      <style:text-properties officeooo:rsid="00228101" officeooo:paragraph-rsid="00228101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officeooo:paragraph-rsid="0020fd7e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add4" officeooo:paragraph-rsid="002a53c5" style:font-name-asian="Liberation Mono" style:font-size-asian="22pt" style:font-name-complex="Liberation Mono" style:font-size-complex="22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53c5" officeooo:paragraph-rsid="002a53c5" style:font-name-asian="Liberation Mono" style:font-size-asian="22pt" style:font-name-complex="Liberation Mono" style:font-size-complex="22pt"/>
    </style:style>
    <style:style style:name="P9" style:family="paragraph" style:parent-style-name="Preformatted_20_Text">
      <style:text-properties officeooo:rsid="00228101" officeooo:paragraph-rsid="002b6fac"/>
    </style:style>
    <style:style style:name="P10" style:family="paragraph" style:parent-style-name="Preformatted_20_Text">
      <style:text-properties officeooo:paragraph-rsid="002a53c5"/>
    </style:style>
    <style:style style:name="P11" style:family="paragraph" style:parent-style-name="Preformatted_20_Text">
      <style:text-properties officeooo:paragraph-rsid="002b6fac"/>
    </style:style>
    <style:style style:name="P12" style:family="paragraph" style:parent-style-name="Preformatted_20_Text">
      <style:text-properties fo:font-size="18pt" officeooo:rsid="002b6fac" officeooo:paragraph-rsid="002b6fac" style:font-size-asian="15.75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5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28101" style:font-name-asian="Liberation Mono" style:font-size-asian="22pt" style:font-name-complex="Liberation Mono" style:font-size-complex="22pt"/>
    </style:style>
    <style:style style:name="T6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a53c5" style:font-name-asian="Liberation Mono" style:font-size-asian="22pt" style:font-name-complex="Liberation Mono" style:font-size-complex="22pt"/>
    </style:style>
    <style:style style:name="T7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b6fac" style:font-name-asian="Liberation Mono" style:font-size-asian="22pt" style:font-name-complex="Liberation Mono" style:font-size-complex="22pt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9" style:family="text">
      <style:text-properties fo:font-size="36pt" officeooo:rsid="00228101" style:font-size-asian="36pt" style:font-size-complex="36pt"/>
    </style:style>
    <style:style style:name="T10" style:family="text">
      <style:text-properties fo:font-size="36pt" officeooo:rsid="002a53c5" style:font-size-asian="36pt" style:font-size-complex="36pt"/>
    </style:style>
    <style:style style:name="T11" style:family="text">
      <style:text-properties fo:font-size="22pt" officeooo:rsid="0017fe9d" style:font-size-asian="22pt" style:font-size-complex="22pt"/>
    </style:style>
    <style:style style:name="T12" style:family="text">
      <style:text-properties fo:font-size="22pt" officeooo:rsid="002a53c5" style:font-size-asian="22pt" style:font-size-complex="22pt"/>
    </style:style>
    <style:style style:name="T13" style:family="text">
      <style:text-properties officeooo:rsid="001a4282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officeooo:rsid="002a53c5"/>
    </style:style>
    <style:style style:name="T16" style:family="text">
      <style:text-properties fo:font-size="24pt" officeooo:rsid="002a53c5" style:font-size-asian="24pt" style:font-size-complex="24pt"/>
    </style:style>
    <style:style style:name="T17" style:family="text">
      <style:text-properties officeooo:rsid="002b6f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Raitt</text:span><text:span text:style-name="T9"> – </text:span><text:span text:style-name="T16">Give Them Something to Talk About</text:span></text:p>
      <text:p text:style-name="P6"><text:span text:style-name="T11">Original key: </text:span><text:span text:style-name="T12">Ab</text:span><text:span text:style-name="T11"> <text:s text:c="3"/>Us: Same</text:span></text:p>
      <text:p text:style-name="P2"/>
      <text:p text:style-name="P7"><text:span text:style-name="T15">[</text:span>Intro<text:span text:style-name="T15">]</text:span> </text:p>
      <text:p text:style-name="P7"><text:span text:style-name="T15">4 bars drums &amp; voice</text:span></text:p>
      <text:p text:style-name="P8">Band: Ab | Eb | fm Gb | Db Fb</text:p>
      <text:p text:style-name="P8"/>
      <text:p text:style-name="P3">[Verse]</text:p>
      <text:p text:style-name="P10"><text:span text:style-name="T6">Ab(4 bars) | Db(2) | Ab(2)</text:span></text:p>
      <text:p text:style-name="P8">fm | Gb (2x)</text:p>
      <text:p text:style-name="P8">Cb | Fb | Eb(2)</text:p>
      <text:p text:style-name="P8"/>
      <text:p text:style-name="P8">[Chorus]</text:p>
      <text:p text:style-name="P8">Ab | Eb (3x)</text:p>
      <text:p text:style-name="P8">fm Gb | Db Fb</text:p>
      <text:p text:style-name="P8"><text:span text:style-name="T6"/></text:p>
      <text:p text:style-name="P8">Verse 2, Chorus</text:p>
      <text:p text:style-name="P8">Guitar solo against chorus</text:p>
      <text:p text:style-name="P8"/>
      <text:p text:style-name="P8">[Bridge]</text:p>
      <text:p text:style-name="P11"><text:span text:style-name="T6">Cb | tacet(3)</text:span></text:p>
      <text:p text:style-name="P11"><text:span text:style-name="T6">Cb | Gb | </text:span><text:span text:style-name="T7">Ab Bbb | Fb </text:span><text:span text:style-name="T6"><text:s/></text:span><text:span text:style-name="T7">Abb</text:span></text:p>
      <text:p text:style-name="P12"><text:span text:style-name="T8">^^^^^^^^^^^^^^^^^^^^^^^^^^^^^^^^ repeat, outro</text:span></text:p>
      <text:p text:style-name="P9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7-05T21:06:25.398298019</dc:date>
    <meta:editing-duration>PT2H58M30S</meta:editing-duration>
    <meta:editing-cycles>27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8" meta:word-count="77" meta:character-count="353" meta:non-whitespace-character-count="288"/>
  </office:meta>
</office:document-meta>
</file>